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Luxi Sans" svg:font-family="'Luxi Sans'" style:font-pitch="variable"/>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automatic-styles>
    <style:style style:name="P1" style:family="paragraph" style:parent-style-name="Standard">
      <style:paragraph-properties fo:text-align="end" style:justify-single-word="false"/>
      <style:text-properties style:font-name="Luxi Sans" fo:font-size="9pt" style:font-size-asian="9pt" style:font-size-complex="9pt"/>
    </style:style>
    <style:style style:name="P2" style:family="paragraph" style:parent-style-name="Standard">
      <style:paragraph-properties fo:text-align="center" style:justify-single-word="false"/>
      <style:text-properties style:font-name="Luxi Sans" fo:font-size="16pt" style:font-size-asian="16pt" style:font-size-complex="16pt"/>
    </style:style>
    <style:style style:name="P3" style:family="paragraph" style:parent-style-name="Standard">
      <style:paragraph-properties fo:text-align="start" style:justify-single-word="false"/>
      <style:text-properties style:font-name="Luxi Sans" fo:font-size="10pt" style:font-size-asian="10pt" style:font-size-complex="10pt"/>
    </style:style>
    <style:style style:name="P4" style:family="paragraph" style:parent-style-name="Standard" style:list-style-name="L1">
      <style:paragraph-properties fo:text-align="start" style:justify-single-word="false"/>
      <style:text-properties fo:font-size="10.5pt" style:font-size-asian="10.5pt" style:font-size-complex="10.5pt"/>
    </style:style>
    <style:style style:name="P5" style:family="paragraph" style:parent-style-name="Standard" style:list-style-name="L1">
      <style:paragraph-properties fo:text-align="start" style:justify-single-word="false"/>
      <style:text-properties style:font-name="Luxi Sans" fo:font-size="10.5pt" style:font-size-asian="10.5pt" style:font-size-complex="10.5pt"/>
    </style:style>
    <style:style style:name="T1" style:family="text">
      <style:text-properties style:font-name="Luxi Sans"/>
    </style:style>
    <style:style style:name="T2" style:family="text">
      <style:text-properties style:font-name="Luxi Sans" fo:language="en" fo:country="US"/>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tay Joffe</text:p>
      <text:p text:style-name="P1">CSE123A</text:p>
      <text:p text:style-name="P2">Homework 3</text:p>
      <text:p text:style-name="P3"/>
      <text:list text:style-name="L1">
        <text:list-item>
          <text:p text:style-name="P4"><text:span text:style-name="T1">This protocol does not implement FIFO correctly because if one subchannel temporarily fails to send its frame another subchannel may send its data before the first one recovers. For example, say the sender is trying to send AB. Initially all the subchannels are empty. The top subchannel gets the A frame, sends it, and it gets dropped. Meanwhile, another subchannel gets the B frame, sends it, and an </text:span><text:span text:style-name="T2">acknowledgment</text:span><text:span text:style-name="T1"> is returned. The receiver currently has data frame B. The sender resends A on the top subchannel, it is received, and an acknowledgment is returned. The sender wanted to send AB, but the receiver got BA.</text:span></text:p>
          <text:p text:style-name="P5"/>
          <text:p text:style-name="P5">To fix this problem, the simplest solution I can think of is to make the software stay on one subchannel until that subchannel successfully sends its frame (i.e. receives and acknowledgment). The problem with this solution is that it effectively removes the effect of having more than one channel, therefore getting rid of the parallelization optimization of it. By sticking on one subchannel strictly until it successfully sends its data, we bring back the requirement of waiting between data frames. Moreover, by the time we can actually move to another subchannel, the one we were on has finished, so we can just use it again.</text:p>
          <text:p text:style-name="P5"/>
        </text:list-item>
        <text:list-item>
          <text:p text:style-name="P5">No, the sender does not need to number the data frames and the receiver does not need to number the acknowledgments. The main issue with the alternating bit protocol, which is what having a single bit of state solves, is that while you are on a given frame number, there may be data or acknowledgments from the previous frame still on the wire. The one bit counter lets the sender and receiver differentiate between the current frame and the last one. In this protocol, because of the way the timing works out, when a receiver gets a data frame or a sender gets an acknowledgment, they know it is not possible that there is anything else floating on the wire because if there was than it would have come earlier. Since we are guaranteed there will only be a single frame number on the wire at a time, we don't need any state variables to keep track.</text:p>
          <text:p text:style-name="P5"/>
          <text:p text:style-name="P5">When a crash occurs, the side that crashed keeps sending a special “reset” symbol, and when the opposite side gets the signal it resets its state and sends a “reset acknowledgment”. When the “reset acknowledgment” is received, both parties' have been cleared and data transfer can begin. Again, because of the timing guarantees, we know that no extra reset signals will be on the wire once an acknowledgment is received, so no corruption can occu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Luxi Sans" svg:font-family="'Luxi Sans'" style:font-pitch="variable"/>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6-11-02T14:07:57</meta:creation-date>
    <dc:date>2006-11-02T15:22:58</dc:date>
    <meta:print-date>2006-11-02T15:22:37</meta:print-date>
    <dc:language>en-US</dc:language>
    <meta:editing-cycles>16</meta:editing-cycles>
    <meta:editing-duration>PT1H15M2S</meta:editing-duration>
    <meta:user-defined meta:name="Info 1"/>
    <meta:user-defined meta:name="Info 2"/>
    <meta:user-defined meta:name="Info 3"/>
    <meta:user-defined meta:name="Info 4"/>
    <meta:document-statistic meta:table-count="0" meta:image-count="0" meta:object-count="0" meta:page-count="1" meta:paragraph-count="7" meta:word-count="447" meta:character-count="2574"/>
  </office:meta>
</office:document-meta>
</file>